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212529" fo:font-size="11pt" officeooo:rsid="0059988c" officeooo:paragraph-rsid="0059988c" style:font-name-asian="Microsoft JhengHei fixed" style:font-size-asian="9.60000038146973pt" style:font-style-asian="normal" style:font-weight-asian="bold" style:font-size-complex="11pt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15pt" fo:font-weight="normal" officeooo:rsid="001c3b9d" officeooo:paragraph-rsid="001c3b9d" style:font-name-asian="Microsoft JhengHei fixed" style:font-size-asian="15pt" style:font-style-asian="normal" style:font-weight-asian="normal" style:font-size-complex="15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11pt" fo:font-weight="normal" officeooo:rsid="0059988c" officeooo:paragraph-rsid="0059988c" style:font-name-asian="Microsoft JhengHei fixed" style:font-size-asian="9.60000038146973pt" style:font-style-asian="normal" style:font-weight-asian="normal" style:font-size-complex="11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9pt" fo:font-weight="normal" officeooo:rsid="0059988c" officeooo:paragraph-rsid="0059988c" style:font-name-asian="Microsoft JhengHei fixed" style:font-size-asian="9pt" style:font-style-asian="normal" style:font-weight-asian="normal" style:font-size-complex="9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9pt" fo:font-weight="normal" officeooo:rsid="0059988c" officeooo:paragraph-rsid="007be6b2" style:font-name-asian="Microsoft JhengHei fixed" style:font-size-asian="9pt" style:font-style-asian="normal" style:font-weight-asian="normal" style:font-size-complex="9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9pt" fo:font-weight="normal" officeooo:rsid="0059988c" officeooo:paragraph-rsid="0086d742" style:font-name-asian="Microsoft JhengHei fixed" style:font-size-asian="9pt" style:font-style-asian="normal" style:font-weight-asian="normal" style:font-size-complex="9pt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9pt" fo:font-weight="normal" officeooo:rsid="0059988c" officeooo:paragraph-rsid="0094a360" style:font-name-asian="Microsoft JhengHei fixed" style:font-size-asian="9pt" style:font-style-asian="normal" style:font-weight-asian="normal" style:font-size-complex="9pt" style:font-weight-complex="normal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9pt" fo:font-weight="normal" officeooo:rsid="0059988c" officeooo:paragraph-rsid="00a2d17b" style:font-name-asian="Microsoft JhengHei fixed" style:font-size-asian="9pt" style:font-style-asian="normal" style:font-weight-asian="normal" style:font-size-complex="9pt" style:font-weight-complex="normal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9pt" fo:font-weight="normal" officeooo:rsid="0059988c" officeooo:paragraph-rsid="00acaaa1" style:font-name-asian="Microsoft JhengHei fixed" style:font-size-asian="9pt" style:font-style-asian="normal" style:font-weight-asian="normal" style:font-size-complex="9pt" style:font-weight-complex="normal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9pt" fo:font-weight="normal" officeooo:rsid="0059988c" officeooo:paragraph-rsid="00bea7b4" style:font-name-asian="Microsoft JhengHei fixed" style:font-size-asian="9pt" style:font-style-asian="normal" style:font-weight-asian="normal" style:font-size-complex="9pt" style:font-weight-complex="normal"/>
    </style:style>
    <style:style style:name="P11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9pt" fo:font-weight="normal" officeooo:rsid="0059988c" officeooo:paragraph-rsid="00bf86c9" style:font-name-asian="Microsoft JhengHei fixed" style:font-size-asian="9pt" style:font-style-asian="normal" style:font-weight-asian="normal" style:font-size-complex="9pt" style:font-weight-complex="normal"/>
    </style:style>
    <style:style style:name="P12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9pt" fo:font-weight="normal" officeooo:rsid="0059988c" officeooo:paragraph-rsid="00bfcbee" style:font-name-asian="Microsoft JhengHei fixed" style:font-size-asian="9pt" style:font-style-asian="normal" style:font-weight-asian="normal" style:font-size-complex="9pt" style:font-weight-complex="normal"/>
    </style:style>
    <style:style style:name="P13" style:family="paragraph" style:parent-style-name="Text_20_body">
      <style:paragraph-properties fo:margin-top="0in" fo:margin-bottom="0in" loext:contextual-spacing="false" fo:text-align="start" style:justify-single-word="false"/>
      <style:text-properties fo:font-weight="normal" officeooo:rsid="0015e227" officeooo:paragraph-rsid="0015e227" style:font-weight-asian="normal" style:font-weight-complex="normal"/>
    </style:style>
    <style:style style:name="P14" style:family="paragraph" style:parent-style-name="Text_20_body">
      <style:paragraph-properties fo:margin-top="0in" fo:margin-bottom="0in" loext:contextual-spacing="false" fo:text-align="start" style:justify-single-word="false"/>
      <style:text-properties fo:font-weight="normal" officeooo:rsid="0015e227" officeooo:paragraph-rsid="002c4b9e" style:font-weight-asian="normal" style:font-weight-complex="normal"/>
    </style:style>
    <style:style style:name="P15" style:family="paragraph" style:parent-style-name="Heading_20_1">
      <style:paragraph-properties fo:text-align="start" style:justify-single-word="false"/>
      <style:text-properties fo:font-variant="normal" fo:text-transform="none" fo:color="#212529" fo:font-size="15pt" officeooo:rsid="0059988c" officeooo:paragraph-rsid="0059988c" style:font-name-asian="Microsoft JhengHei fixed" style:font-size-asian="15pt" style:font-style-asian="normal" style:font-weight-asian="bold" style:font-size-complex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這世界你不知道的黑暗</text:h>
      <text:p text:style-name="P1"/>
      <text:p text:style-name="P4">我只是初來乍到</text:p>
      <text:p text:style-name="P4">剛睜開迷濛的睡眼</text:p>
      <text:p text:style-name="P4">還來不及興奮地擁抱</text:p>
      <text:p text:style-name="P4">外面的世界</text:p>
      <text:p text:style-name="P4"/>
      <text:p text:style-name="P4">這裡的人們</text:p>
      <text:p text:style-name="P4">卻告訴我</text:p>
      <text:p text:style-name="P4">這世界</text:p>
      <text:p text:style-name="P4">不如地獄</text:p>
      <text:p text:style-name="P4">一切只是假象</text:p>
      <text:p text:style-name="P4"/>
      <text:p text:style-name="P4">怎麼可能呢</text:p>
      <text:p text:style-name="P4">怎麼會呢</text:p>
      <text:p text:style-name="P4"/>
      <text:p text:style-name="P4">電視裏</text:p>
      <text:p text:style-name="P5">新聞裏</text:p>
      <text:p text:style-name="P5">報紙上</text:p>
      <text:p text:style-name="P5">不都在唱着</text:p>
      <text:p text:style-name="P4">民主是美麗的文明之花嗎？</text:p>
      <text:p text:style-name="P4"/>
      <text:p text:style-name="P4">而今</text:p>
      <text:p text:style-name="P4">無情的遭遇</text:p>
      <text:p text:style-name="P4">卻告訴我</text:p>
      <text:p text:style-name="P4">地獄是真的</text:p>
      <text:p text:style-name="P4"/>
      <text:p text:style-name="P4">畜生掌控着腦控的黑科技</text:p>
      <text:p text:style-name="P4">站在三角形的頂端</text:p>
      <text:p text:style-name="P6">法律是它們的鐵鏈</text:p>
      <text:p text:style-name="P4">運轉着這地獄幾十上百年之久</text:p>
      <text:p text:style-name="P4">它們對人的祕密算計和圍獵</text:p>
      <text:p text:style-name="P4">就像貓捉老鼠</text:p>
      <text:p text:style-name="P4">而底層的傻叉</text:p>
      <text:p text:style-name="P4">就像一羣豬在圍觀着殺豬的愛心場面</text:p>
      <text:p text:style-name="P4"/>
      <text:p text:style-name="P4">韓國玩物女星之死</text:p>
      <text:p text:style-name="P4">換不來智障的覺醒</text:p>
      <text:p text:style-name="P8">面對戴着黃金鐵鏈的</text:p>
      <text:p text:style-name="P4">他們豎起拇指 唱着智障的讚歌</text:p>
      <text:p text:style-name="P4">而對不願意下跪的豔照</text:p>
      <text:p text:style-name="P4">卻吐着白色的恐怖正能量</text:p>
      <text:p text:style-name="P4">正義詞嚴地擼着繡花針</text:p>
      <text:p text:style-name="P4"/>
      <text:p text:style-name="P4">豬一樣的烏合之衆啊</text:p>
      <text:p text:style-name="P4">多少玩物</text:p>
      <text:p text:style-name="P4">多少傀儡</text:p>
      <text:p text:style-name="P4">浸在悲哀的無言淚水中</text:p>
      <text:p text:style-name="P4"/>
      <text:p text:style-name="P4">不做乞丐</text:p>
      <text:p text:style-name="P4">你不知道</text:p>
      <text:p text:style-name="P4">這世界充滿了愛</text:p>
      <text:p text:style-name="P4">人心比雪還豔麗</text:p>
      <text:p text:style-name="P4"/>
      <text:p text:style-name="P4">我好想掐死那些騙子</text:p>
      <text:p text:style-name="P4">是他們</text:p>
      <text:p text:style-name="P9">喊多了狼來了</text:p>
      <text:p text:style-name="P9">漸漸地</text:p>
      <text:p text:style-name="P10"><text:s/>創造了萬里雪飄的</text:p>
      <text:p text:style-name="P10">北國風光</text:p>
      <text:p text:style-name="P10">練就了人心的</text:p>
      <text:p text:style-name="P10">鐵壁銅牆</text:p>
      <text:p text:style-name="P4"/>
      <text:p text:style-name="P11">所以</text:p>
      <text:p text:style-name="P11">一個誠信的社會體系</text:p>
      <text:p text:style-name="P11">真的重要</text:p>
      <text:p text:style-name="P4"/>
      <text:p text:style-name="P4">謀殺</text:p>
      <text:p text:style-name="P4">害死的是身體</text:p>
      <text:p text:style-name="P4">而欺詐</text:p>
      <text:p text:style-name="P12">殺死的是一個國家</text:p>
      <text:p text:style-name="P12">乃至世界的人心</text:p>
      <text:p text:style-name="P4"/>
      <text:p text:style-name="P4">那些用法律</text:p>
      <text:p text:style-name="P4">懲罰向善的</text:p>
      <text:p text:style-name="P4">逼死無路可走的</text:p>
      <text:p text:style-name="P4">那些用國家公器</text:p>
      <text:p text:style-name="P4">綁架無辜的</text:p>
      <text:p text:style-name="P4"/>
      <text:p text:style-name="P4">不是地獄</text:p>
      <text:p text:style-name="P4">是什麼</text:p>
      <text:p text:style-name="P4"/>
      <text:p text:style-name="P4">很想說</text:p>
      <text:p text:style-name="P4">那個誰</text:p>
      <text:p text:style-name="P4">來場末日之戰吧</text:p>
      <text:p text:style-name="P7">只有你</text:p>
      <text:p text:style-name="P7">才能撕下衣冠禽獸的面具</text:p>
      <text:p text:style-name="P7"/>
      <text:p text:style-name="P4">沒有感同身受</text:p>
      <text:p text:style-name="P4">烏合之衆又豈能覺醒</text:p>
      <text:p text:style-name="P4">我們的心 在滴着血</text:p>
      <text:p text:style-name="P4">他們的智商卻在唱着歌</text:p>
      <text:p text:style-name="P4"/>
      <text:p text:style-name="P4">君不見</text:p>
      <text:p text:style-name="P4">子在川上曰</text:p>
      <text:p text:style-name="P4">逝者如斯夫</text:p>
      <text:p text:style-name="P3"/>
      <text:p text:style-name="P2"/>
      <text:p text:style-name="P13"><text:soft-page-break/>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2-24T21:38:08.409042555</dc:date>
    <meta:editing-duration>PT3H53M</meta:editing-duration>
    <meta:editing-cycles>165</meta:editing-cycles>
    <meta:document-statistic meta:table-count="0" meta:image-count="0" meta:object-count="0" meta:page-count="2" meta:paragraph-count="79" meta:word-count="503" meta:character-count="506" meta:non-whitespace-character-count="503"/>
  </office:meta>
</office:document-meta>
</file>